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21-03-1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166" calcext:value-type="float">
            <text:p>28.52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10176" calcext:value-type="float">
            <text:p>28.41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949" calcext:value-type="float">
            <text:p>28.166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43705806452" calcext:value-type="float">
            <text:p>27.91437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9499354839" calcext:value-type="float">
            <text:p>27.64594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8931428571" calcext:value-type="float">
            <text:p>27.44789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404" calcext:value-type="float">
            <text:p>27.2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81287272727" calcext:value-type="float">
            <text:p>27.23812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3728571429" calcext:value-type="float">
            <text:p>27.25837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25515" calcext:value-type="float">
            <text:p>27.2725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61009032258" calcext:value-type="float">
            <text:p>27.25610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37238709677" calcext:value-type="float">
            <text:p>27.2137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53915" calcext:value-type="float">
            <text:p>27.1353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92996129032" calcext:value-type="float">
            <text:p>27.03929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11" calcext:value-type="float">
            <text:p>26.78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397675" calcext:value-type="float">
            <text:p>26.48397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3512" calcext:value-type="float">
            <text:p>26.20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4915555556" calcext:value-type="float">
            <text:p>25.847491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3576" calcext:value-type="float">
            <text:p>25.6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84768" calcext:value-type="float">
            <text:p>25.740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5691034483" calcext:value-type="float">
            <text:p>25.810569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49058064516" calcext:value-type="float">
            <text:p>25.8549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7233" calcext:value-type="float">
            <text:p>25.8672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56176" calcext:value-type="float">
            <text:p>25.8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007925" calcext:value-type="float">
            <text:p>25.78007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67864" calcext:value-type="float">
            <text:p>25.64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4473846154" calcext:value-type="float">
            <text:p>25.384447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05058064516" calcext:value-type="float">
            <text:p>24.9405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23282580645" calcext:value-type="float">
            <text:p>24.5523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78975" calcext:value-type="float">
            <text:p>24.22578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5688" calcext:value-type="float">
            <text:p>24.21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6624" calcext:value-type="float">
            <text:p>24.2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4446896552" calcext:value-type="float">
            <text:p>24.368444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7656774194" calcext:value-type="float">
            <text:p>24.43876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96275" calcext:value-type="float">
            <text:p>24.46696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98672" calcext:value-type="float">
            <text:p>24.48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67775" calcext:value-type="float">
            <text:p>24.47267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677" calcext:value-type="float">
            <text:p>24.085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60312258065" calcext:value-type="float">
            <text:p>23.62603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96929032258" calcext:value-type="float">
            <text:p>23.2296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724025" calcext:value-type="float">
            <text:p>22.87724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3936" calcext:value-type="float">
            <text:p>22.7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18770909091" calcext:value-type="float">
            <text:p>22.961877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9008" calcext:value-type="float">
            <text:p>23.18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64555" calcext:value-type="float">
            <text:p>23.4564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20343225806" calcext:value-type="float">
            <text:p>23.87203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28374193548" calcext:value-type="float">
            <text:p>24.42283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70265" calcext:value-type="float">
            <text:p>24.9770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4434285714" calcext:value-type="float">
            <text:p>25.21044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7061818182" calcext:value-type="float">
            <text:p>25.219706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2653333333" calcext:value-type="float">
            <text:p>25.15226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6288" calcext:value-type="float">
            <text:p>25.32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1966451613" calcext:value-type="float">
            <text:p>25.52719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84272" calcext:value-type="float">
            <text:p>25.66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61765" calcext:value-type="float">
            <text:p>25.7961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56573793103" calcext:value-type="float">
            <text:p>25.925657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163" calcext:value-type="float">
            <text:p>26.069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965175" calcext:value-type="float">
            <text:p>26.1696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62007741935" calcext:value-type="float">
            <text:p>26.236200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2335" calcext:value-type="float">
            <text:p>26.2522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99984" calcext:value-type="float">
            <text:p>26.19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9456" calcext:value-type="float">
            <text:p>25.92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56765" calcext:value-type="float">
            <text:p>25.6056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5667096774" calcext:value-type="float">
            <text:p>25.20656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34495483871" calcext:value-type="float">
            <text:p>25.04344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5749677419" calcext:value-type="float">
            <text:p>25.1005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19476363636" calcext:value-type="float">
            <text:p>25.211947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0871724138" calcext:value-type="float">
            <text:p>25.331087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06727741936" calcext:value-type="float">
            <text:p>25.44067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605" calcext:value-type="float">
            <text:p>25.54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5932903226" calcext:value-type="float">
            <text:p>25.6035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97735" calcext:value-type="float">
            <text:p>25.6197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1328" calcext:value-type="float">
            <text:p>25.6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77817142857" calcext:value-type="float">
            <text:p>25.46778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20456" calcext:value-type="float">
            <text:p>24.95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684" calcext:value-type="float">
            <text:p>24.64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3545" calcext:value-type="float">
            <text:p>24.553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72864" calcext:value-type="float">
            <text:p>24.56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02101818182" calcext:value-type="float">
            <text:p>24.680210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19812413793" calcext:value-type="float">
            <text:p>24.811981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09136774194" calcext:value-type="float">
            <text:p>24.86091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49073548387" calcext:value-type="float">
            <text:p>24.83490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871975" calcext:value-type="float">
            <text:p>24.80871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97704" calcext:value-type="float">
            <text:p>24.62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72235" calcext:value-type="float">
            <text:p>24.2672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60725" calcext:value-type="float">
            <text:p>23.9086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90678709677" calcext:value-type="float">
            <text:p>23.48906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23127741935" calcext:value-type="float">
            <text:p>23.322312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0890322581" calcext:value-type="float">
            <text:p>23.2650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389" calcext:value-type="float">
            <text:p>23.305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98592" calcext:value-type="float">
            <text:p>23.40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51698064516" calcext:value-type="float">
            <text:p>23.39516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13498181818" calcext:value-type="float">
            <text:p>23.361349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08424" calcext:value-type="float">
            <text:p>23.30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061775" calcext:value-type="float">
            <text:p>23.23061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82529032258" calcext:value-type="float">
            <text:p>23.1382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25225806452" calcext:value-type="float">
            <text:p>22.2725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18407741936" calcext:value-type="float">
            <text:p>21.83184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345075" calcext:value-type="float">
            <text:p>21.5134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2328" calcext:value-type="float">
            <text:p>21.26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1537777778" calcext:value-type="float">
            <text:p>21.268153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5234285714" calcext:value-type="float">
            <text:p>21.27852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9505" calcext:value-type="float">
            <text:p>21.3209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9716129032" calcext:value-type="float">
            <text:p>21.3669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5192" calcext:value-type="float">
            <text:p>21.45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3575" calcext:value-type="float">
            <text:p>21.5293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932" calcext:value-type="float">
            <text:p>21.6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063075" calcext:value-type="float">
            <text:p>21.81063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396325" calcext:value-type="float">
            <text:p>21.80396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1135483871" calcext:value-type="float">
            <text:p>21.621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27610322581" calcext:value-type="float">
            <text:p>21.40276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7945806452" calcext:value-type="float">
            <text:p>21.40079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648625" calcext:value-type="float">
            <text:p>21.41648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3006451613" calcext:value-type="float">
            <text:p>21.4063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676825" calcext:value-type="float">
            <text:p>21.38676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58424" calcext:value-type="float">
            <text:p>21.39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6698" calcext:value-type="float">
            <text:p>21.586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25368" calcext:value-type="float">
            <text:p>21.92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19115" calcext:value-type="float">
            <text:p>22.1519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79456" calcext:value-type="float">
            <text:p>22.62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22614193548" calcext:value-type="float">
            <text:p>22.86226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59816" calcext:value-type="float">
            <text:p>22.91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408575" calcext:value-type="float">
            <text:p>22.78408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23897142857" calcext:value-type="float">
            <text:p>22.71238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0127483871" calcext:value-type="float">
            <text:p>22.70012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56567741935" calcext:value-type="float">
            <text:p>22.64565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0648" calcext:value-type="float">
            <text:p>22.5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5263483871" calcext:value-type="float">
            <text:p>22.64526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088" calcext:value-type="float">
            <text:p>23.0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15378064516" calcext:value-type="float">
            <text:p>23.29153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93922580645" calcext:value-type="float">
            <text:p>23.1593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2512" calcext:value-type="float">
            <text:p>22.86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0811" calcext:value-type="float">
            <text:p>22.49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6262068966" calcext:value-type="float">
            <text:p>22.37862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03535483871" calcext:value-type="float">
            <text:p>22.3703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042" calcext:value-type="float">
            <text:p>22.41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86525" calcext:value-type="float">
            <text:p>22.54386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37568" calcext:value-type="float">
            <text:p>22.79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723025" calcext:value-type="float">
            <text:p>22.79723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0346" calcext:value-type="float">
            <text:p>22.580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8976" calcext:value-type="float">
            <text:p>22.11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05305" calcext:value-type="float">
            <text:p>21.7705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46923870968" calcext:value-type="float">
            <text:p>21.66469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0101818182" calcext:value-type="float">
            <text:p>21.683010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3854285714" calcext:value-type="float">
            <text:p>21.69838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66475" calcext:value-type="float">
            <text:p>21.70166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57334193548" calcext:value-type="float">
            <text:p>21.68573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66588387097" calcext:value-type="float">
            <text:p>21.66665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051175" calcext:value-type="float">
            <text:p>21.62051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38386666667" calcext:value-type="float">
            <text:p>21.65383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02410526316" calcext:value-type="float">
            <text:p>21.580241052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42604210526" calcext:value-type="float">
            <text:p>21.374260421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1614" calcext:value-type="float">
            <text:p>21.041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1724" calcext:value-type="float">
            <text:p>20.6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4023783784" calcext:value-type="float">
            <text:p>20.467402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4402105263" calcext:value-type="float">
            <text:p>20.406440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96841142857" calcext:value-type="float">
            <text:p>20.4196841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2147368421" calcext:value-type="float">
            <text:p>20.427214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32797837838" calcext:value-type="float">
            <text:p>20.413279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8933333333" calcext:value-type="float">
            <text:p>20.3978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15752727273" calcext:value-type="float">
            <text:p>20.431575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0546666667" calcext:value-type="float">
            <text:p>20.3340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9753846154" calcext:value-type="float">
            <text:p>20.083975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3271351351" calcext:value-type="float">
            <text:p>19.690327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97174054054" calcext:value-type="float">
            <text:p>19.239717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47938461538" calcext:value-type="float">
            <text:p>18.914793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8726666667" calcext:value-type="float">
            <text:p>18.62387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36021052632" calcext:value-type="float">
            <text:p>18.593602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42922352941" calcext:value-type="float">
            <text:p>18.5642922352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41385263158" calcext:value-type="float">
            <text:p>18.554138526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47551578947" calcext:value-type="float">
            <text:p>18.514755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9673333333" calcext:value-type="float">
            <text:p>18.44996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71928421053" calcext:value-type="float">
            <text:p>18.407192842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6712" calcext:value-type="float">
            <text:p>18.3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6684" calcext:value-type="float">
            <text:p>18.42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48454736842" calcext:value-type="float">
            <text:p>18.2748454736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89473333333" calcext:value-type="float">
            <text:p>17.90894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42378947368" calcext:value-type="float">
            <text:p>17.4642378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48909473684" calcext:value-type="float">
            <text:p>17.194890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90343157895" calcext:value-type="float">
            <text:p>17.219034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75721142857" calcext:value-type="float">
            <text:p>17.2375721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6372631579" calcext:value-type="float">
            <text:p>17.2506372631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2309473684" calcext:value-type="float">
            <text:p>17.248230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8153333333" calcext:value-type="float">
            <text:p>17.23381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38431578947" calcext:value-type="float">
            <text:p>17.313843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08246666667" calcext:value-type="float">
            <text:p>17.35082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81393684211" calcext:value-type="float">
            <text:p>17.5181393684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0873513514" calcext:value-type="float">
            <text:p>17.504087351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71418378378" calcext:value-type="float">
            <text:p>17.147141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09707368421" calcext:value-type="float">
            <text:p>16.950970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1933333333" calcext:value-type="float">
            <text:p>16.9561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7286153846" calcext:value-type="float">
            <text:p>17.044728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5471578947" calcext:value-type="float">
            <text:p>17.231547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1101052632" calcext:value-type="float">
            <text:p>17.324110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63078918919" calcext:value-type="float">
            <text:p>17.456307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440631579" calcext:value-type="float">
            <text:p>17.602440631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83930810811" calcext:value-type="float">
            <text:p>17.808393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962105263" calcext:value-type="float">
            <text:p>17.958896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80589473684" calcext:value-type="float">
            <text:p>18.158058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83484210526" calcext:value-type="float">
            <text:p>18.268348421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87393684211" calcext:value-type="float">
            <text:p>18.5087393684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4703529412" calcext:value-type="float">
            <text:p>18.577470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68343157895" calcext:value-type="float">
            <text:p>18.666834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1312432432" calcext:value-type="float">
            <text:p>18.751131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71342702703" calcext:value-type="float">
            <text:p>18.837134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58591578947" calcext:value-type="float">
            <text:p>18.965859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33302857143" calcext:value-type="float">
            <text:p>19.24333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58189473684" calcext:value-type="float">
            <text:p>19.285818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95901052632" calcext:value-type="float">
            <text:p>19.259590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7853333333" calcext:value-type="float">
            <text:p>19.15278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3848421053" calcext:value-type="float">
            <text:p>19.181384842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62252972973" calcext:value-type="float">
            <text:p>19.246225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06290526316" calcext:value-type="float">
            <text:p>19.350629052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77322352941" calcext:value-type="float">
            <text:p>19.4177322352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26818947368" calcext:value-type="float">
            <text:p>19.4926818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76298378378" calcext:value-type="float">
            <text:p>19.527629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56564324324" calcext:value-type="float">
            <text:p>19.575656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36907368421" calcext:value-type="float">
            <text:p>19.663690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20826666667" calcext:value-type="float">
            <text:p>19.54208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4549473684" calcext:value-type="float">
            <text:p>19.421454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1435789474" calcext:value-type="float">
            <text:p>19.1961435789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494" calcext:value-type="float">
            <text:p>19.20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58695384615" calcext:value-type="float">
            <text:p>18.865869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96949189189" calcext:value-type="float">
            <text:p>18.709694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86134054054" calcext:value-type="float">
            <text:p>18.788613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7606666667" calcext:value-type="float">
            <text:p>18.87076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8575135135" calcext:value-type="float">
            <text:p>19.083857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93915675676" calcext:value-type="float">
            <text:p>19.289391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6562105263" calcext:value-type="float">
            <text:p>19.467656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98075675676" calcext:value-type="float">
            <text:p>19.569807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3180631579" calcext:value-type="float">
            <text:p>19.713180631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51671724138" calcext:value-type="float">
            <text:p>19.875167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57617297297" calcext:value-type="float">
            <text:p>20.335761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3511351351" calcext:value-type="float">
            <text:p>21.025351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88686666667" calcext:value-type="float">
            <text:p>21.25886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43550769231" calcext:value-type="float">
            <text:p>21.3243550769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7021714286" calcext:value-type="float">
            <text:p>21.3697021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9649230769" calcext:value-type="float">
            <text:p>21.494964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05792" calcext:value-type="float">
            <text:p>21.55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0672432433" calcext:value-type="float">
            <text:p>21.6680672432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532" calcext:value-type="float">
            <text:p>21.90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9489" calcext:value-type="float">
            <text:p>21.819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01870967742" calcext:value-type="float">
            <text:p>21.5301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09300571429" calcext:value-type="float">
            <text:p>21.2009300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87604324324" calcext:value-type="float">
            <text:p>20.788760432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93582702703" calcext:value-type="float">
            <text:p>20.629358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0246153846" calcext:value-type="float">
            <text:p>20.683024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38171428571" calcext:value-type="float">
            <text:p>20.7438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28669473684" calcext:value-type="float">
            <text:p>20.812866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31803076923" calcext:value-type="float">
            <text:p>20.893180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19231578947" calcext:value-type="float">
            <text:p>21.0019231578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8110769231" calcext:value-type="float">
            <text:p>21.1628110769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8977142857" calcext:value-type="float">
            <text:p>21.44289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2286666667" calcext:value-type="float">
            <text:p>21.72622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36510769231" calcext:value-type="float">
            <text:p>21.5336510769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18061538462" calcext:value-type="float">
            <text:p>21.191806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6086486486" calcext:value-type="float">
            <text:p>21.2116086486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26098461538" calcext:value-type="float">
            <text:p>21.252609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76606315789" calcext:value-type="float">
            <text:p>21.26766063157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38055" calcext:value-type="float">
            <text:p>21.3038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2951351351" calcext:value-type="float">
            <text:p>21.339295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03195675676" calcext:value-type="float">
            <text:p>21.380319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49258947368" calcext:value-type="float">
            <text:p>21.4449258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7046486486" calcext:value-type="float">
            <text:p>21.5987046486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74336842105" calcext:value-type="float">
            <text:p>21.5774336842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71997837838" calcext:value-type="float">
            <text:p>21.297199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3193513513" calcext:value-type="float">
            <text:p>20.88431935135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55003243243" calcext:value-type="float">
            <text:p>20.3655003243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15273513514" calcext:value-type="float">
            <text:p>19.881527351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90835789474" calcext:value-type="float">
            <text:p>19.8590835789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75413333333" calcext:value-type="float">
            <text:p>19.86754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89494736842" calcext:value-type="float">
            <text:p>19.8689494736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07178378378" calcext:value-type="float">
            <text:p>19.850717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08053333333" calcext:value-type="float">
            <text:p>19.8208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5042105263" calcext:value-type="float">
            <text:p>19.775504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0577945946" calcext:value-type="float">
            <text:p>19.740577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56140540541" calcext:value-type="float">
            <text:p>19.8956140540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46931891892" calcext:value-type="float">
            <text:p>19.694693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7502" calcext:value-type="float">
            <text:p>19.63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8278918919" calcext:value-type="float">
            <text:p>19.711827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29566666667" calcext:value-type="float">
            <text:p>19.42295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4627368421" calcext:value-type="float">
            <text:p>19.363462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17750588235" calcext:value-type="float">
            <text:p>19.401775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6503783784" calcext:value-type="float">
            <text:p>19.403650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21997837838" calcext:value-type="float">
            <text:p>19.392199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31353333333" calcext:value-type="float">
            <text:p>19.41313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0216216216" calcext:value-type="float">
            <text:p>19.501021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8175135135" calcext:value-type="float">
            <text:p>19.525817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68277894737" calcext:value-type="float">
            <text:p>19.4568277894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91587027027" calcext:value-type="float">
            <text:p>19.259158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73174054054" calcext:value-type="float">
            <text:p>19.087317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43117837838" calcext:value-type="float">
            <text:p>18.764311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178" calcext:value-type="float">
            <text:p>18.315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32436923077" calcext:value-type="float">
            <text:p>18.313243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02150588235" calcext:value-type="float">
            <text:p>18.350215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80036756757" calcext:value-type="float">
            <text:p>18.338003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1024864865" calcext:value-type="float">
            <text:p>18.3151024864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95993333333" calcext:value-type="float">
            <text:p>18.29959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4388" calcext:value-type="float">
            <text:p>18.34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21462857143" calcext:value-type="float">
            <text:p>18.15214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708" calcext:value-type="float">
            <text:p>17.98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53963076923" calcext:value-type="float">
            <text:p>17.795396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9033846154" calcext:value-type="float">
            <text:p>17.602903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8241" calcext:value-type="float">
            <text:p>17.168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53285" calcext:value-type="float">
            <text:p>16.7253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33714285714" calcext:value-type="float">
            <text:p>16.6333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07352941177" calcext:value-type="float">
            <text:p>16.6407352941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81902702703" calcext:value-type="float">
            <text:p>16.618190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7288648649" calcext:value-type="float">
            <text:p>16.571728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2467368421" calcext:value-type="float">
            <text:p>16.492246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03058461539" calcext:value-type="float">
            <text:p>16.2803058461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3632432432" calcext:value-type="float">
            <text:p>16.035363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38012972973" calcext:value-type="float">
            <text:p>15.853801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22531891892" calcext:value-type="float">
            <text:p>15.412253189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9686666667" calcext:value-type="float">
            <text:p>14.81996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8951351351" calcext:value-type="float">
            <text:p>14.328895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85713333333" calcext:value-type="float">
            <text:p>14.13857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25621052632" calcext:value-type="float">
            <text:p>14.08256210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9376" calcext:value-type="float">
            <text:p>14.05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3042162162" calcext:value-type="float">
            <text:p>13.977304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5941621622" calcext:value-type="float">
            <text:p>13.887594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83993333333" calcext:value-type="float">
            <text:p>13.77839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4175135135" calcext:value-type="float">
            <text:p>13.6584175135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03941621622" calcext:value-type="float">
            <text:p>13.430394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705945946" calcext:value-type="float">
            <text:p>13.14470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82077837838" calcext:value-type="float">
            <text:p>12.598207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3108" calcext:value-type="float">
            <text:p>11.91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7448648649" calcext:value-type="float">
            <text:p>11.365744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7004" calcext:value-type="float">
            <text:p>10.82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47903157895" calcext:value-type="float">
            <text:p>10.694790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0363636364" calcext:value-type="float">
            <text:p>10.60103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0756756757" calcext:value-type="float">
            <text:p>10.532075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0905945946" calcext:value-type="float">
            <text:p>10.4660905945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50346666667" calcext:value-type="float">
            <text:p>10.39503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4248648649" calcext:value-type="float">
            <text:p>10.3294248648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92707027027" calcext:value-type="float">
            <text:p>10.249270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3057297297" calcext:value-type="float">
            <text:p>10.2103057297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67056" calcext:value-type="float">
            <text:p>10.16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9953333333" calcext:value-type="float">
            <text:p>10.03799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98077837838" calcext:value-type="float">
            <text:p>10.159807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0686666667" calcext:value-type="float">
            <text:p>10.41306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44269473684" calcext:value-type="float">
            <text:p>10.434426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2734117647" calcext:value-type="float">
            <text:p>10.3902734117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3511351351" calcext:value-type="float">
            <text:p>10.357351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2456216216" calcext:value-type="float">
            <text:p>10.244245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3193333333" calcext:value-type="float">
            <text:p>10.09031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62972972973" calcext:value-type="float">
            <text:p>9.916297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47740540541" calcext:value-type="float">
            <text:p>9.69947740540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817318918919" calcext:value-type="float">
            <text:p>9.4381731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778616216216" calcext:value-type="float">
            <text:p>9.327786162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44103225807" calcext:value-type="float">
            <text:p>8.93644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29828571429" calcext:value-type="float">
            <text:p>8.700298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44" calcext:value-type="float">
            <text:p>8.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99384615385" calcext:value-type="float">
            <text:p>8.8309938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73905882353" calcext:value-type="float">
            <text:p>8.82673905882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0162162162" calcext:value-type="float">
            <text:p>8.7873016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82378378378" calcext:value-type="float">
            <text:p>8.76382378378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69666666667" calcext:value-type="float">
            <text:p>8.83369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77254054054" calcext:value-type="float">
            <text:p>8.94077254054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631351351351" calcext:value-type="float">
            <text:p>9.0163135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82947027027" calcext:value-type="float">
            <text:p>9.2982947027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20685714286" calcext:value-type="float">
            <text:p>9.67420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732" calcext:value-type="float">
            <text:p>10.17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89306666667" calcext:value-type="float">
            <text:p>10.57893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174" calcext:value-type="float">
            <text:p>10.917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49317894737" calcext:value-type="float">
            <text:p>11.1449317894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27512" calcext:value-type="float">
            <text:p>11.24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6178823529" calcext:value-type="float">
            <text:p>11.6896178823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00188108108" calcext:value-type="float">
            <text:p>11.91001881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216" calcext:value-type="float">
            <text:p>12.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298" calcext:value-type="float">
            <text:p>12.41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8308965517" calcext:value-type="float">
            <text:p>12.822830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0376470588" calcext:value-type="float">
            <text:p>13.300037647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90125405405" calcext:value-type="float">
            <text:p>13.909012540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4666666667" calcext:value-type="float">
            <text:p>14.7404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82983529412" calcext:value-type="float">
            <text:p>16.058298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1853333333" calcext:value-type="float">
            <text:p>16.63818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1357894737" calcext:value-type="float">
            <text:p>16.96813578947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8143529412" calcext:value-type="float">
            <text:p>17.138814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7552432433" calcext:value-type="float">
            <text:p>17.2667552432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152736" calcext:value-type="float">
            <text:p>17.371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314" calcext:value-type="float">
            <text:p>17.50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8382702703" calcext:value-type="float">
            <text:p>17.6118382702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1392" calcext:value-type="float">
            <text:p>17.7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1303783784" calcext:value-type="float">
            <text:p>17.91013037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79452972973" calcext:value-type="float">
            <text:p>17.7679452972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06933333333" calcext:value-type="float">
            <text:p>17.4006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28023529412" calcext:value-type="float">
            <text:p>17.042802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898" calcext:value-type="float">
            <text:p>17.090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8566486487" calcext:value-type="float">
            <text:p>17.0998566486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7408" calcext:value-type="float">
            <text:p>17.1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34095483871" calcext:value-type="float">
            <text:p>17.10340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355232" calcext:value-type="float">
            <text:p>17.083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859" calcext:value-type="float">
            <text:p>17.032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45675" calcext:value-type="float">
            <text:p>16.98945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653" calcext:value-type="float">
            <text:p>17.0356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26717837838" calcext:value-type="float">
            <text:p>17.072671783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54330810811" calcext:value-type="float">
            <text:p>16.9854330810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604" calcext:value-type="float">
            <text:p>16.7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0752432432" calcext:value-type="float">
            <text:p>16.39807524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7528" calcext:value-type="float">
            <text:p>16.15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63048" calcext:value-type="float">
            <text:p>16.25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920512" calcext:value-type="float">
            <text:p>16.439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1271351351" calcext:value-type="float">
            <text:p>16.5661271351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8628" calcext:value-type="float">
            <text:p>16.70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9621621622" calcext:value-type="float">
            <text:p>16.8319621621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72274594595" calcext:value-type="float">
            <text:p>16.9672274594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27762162162" calcext:value-type="float">
            <text:p>17.372776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33675675676" calcext:value-type="float">
            <text:p>17.573367567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25473333333" calcext:value-type="float">
            <text:p>17.50254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5647567568" calcext:value-type="float">
            <text:p>17.67856475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798" calcext:value-type="float">
            <text:p>18.06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22048421053" calcext:value-type="float">
            <text:p>18.122204842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9741714286" calcext:value-type="float">
            <text:p>18.2119741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85909189189" calcext:value-type="float">
            <text:p>18.2585909189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00916756757" calcext:value-type="float">
            <text:p>18.28009167567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9486666667" calcext:value-type="float">
            <text:p>18.34294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50918918919" calcext:value-type="float">
            <text:p>18.3950918918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03752727273" calcext:value-type="float">
            <text:p>18.450375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42843076923" calcext:value-type="float">
            <text:p>18.804284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1522162162" calcext:value-type="float">
            <text:p>18.8571522162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5012" calcext:value-type="float">
            <text:p>18.76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5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4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143111523301</text:p>
          </table:table-cell>
          <table:table-cell office:value-type="string" calcext:value-type="string">
            <text:p>193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96" meta:object-count="0"/>
    <meta:user-defined meta:name="AppVersion">3.0</meta:user-defined>
  </office:meta>
</office:document-meta>
</file>